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1d63c6"/>
    </style:style>
    <style:style style:name="P3" style:family="paragraph" style:parent-style-name="Standard">
      <style:paragraph-properties fo:break-before="page"/>
    </style:style>
    <style:style style:name="P4" style:family="paragraph" style:parent-style-name="Footnote">
      <style:text-properties officeooo:paragraph-rsid="001ca2a7"/>
    </style:style>
    <style:style style:name="P5" style:family="paragraph" style:parent-style-name="Footnote">
      <style:text-properties officeooo:paragraph-rsid="001d63c6"/>
    </style:style>
    <style:style style:name="T1" style:family="text">
      <style:text-properties fo:font-style="italic" style:font-style-asian="italic" style:font-style-complex="italic"/>
    </style:style>
    <style:style style:name="T2" style:family="text">
      <style:text-properties fo:font-style="italic" officeooo:rsid="001ca2a7" style:font-style-asian="italic" style:font-style-complex="italic"/>
    </style:style>
    <style:style style:name="T3" style:family="text">
      <style:text-properties officeooo:rsid="0019bcd3"/>
    </style:style>
    <style:style style:name="T4" style:family="text">
      <style:text-properties officeooo:rsid="001bb177"/>
    </style:style>
    <style:style style:name="T5" style:family="text">
      <style:text-properties officeooo:rsid="001bd2f8"/>
    </style:style>
    <style:style style:name="T6" style:family="text">
      <style:text-properties officeooo:rsid="001ca2a7"/>
    </style:style>
    <style:style style:name="T7" style:family="text">
      <style:text-properties officeooo:rsid="001d63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text:span text:style-name="T3">d</text:span>if<text:span text:style-name="T3">e</text:span>rent<text:span text:style-name="T3">e</text:span>»— sigue siendo la misma tanto ante quien ha decidido <text:span text:style-name="T3">tolerarla</text:span> como ante quien ha decidido condenarla. Ninguna mayori<text:span text:style-name="T3">a</text:span> podrá eliminar jamás de su consciencia el sentimiento de la «<text:span text:style-name="T3">diversidad</text:span>» de las minorías. La tendrá siempre presente eterna y <text:span text:style-name="T3">fatalmente</text:span>. P<text:span text:style-name="T3">o</text:span>r consiguiente ——<text:span text:style-name="T3">e</text:span>s cierto—, el negro podrá ser ne<text:span text:style-name="T3">gro</text:span> es decir, <text:s/><text:span text:style-name="T3">pod</text:span>rá vivir libremente su propia diferencia, incluso <text:span text:style-name="T3">fuera, es cierto </text:span>— del «g<text:span text:style-name="T3">het</text:span>to» físico, m<text:span text:style-name="T3">a</text:span>t<text:span text:style-name="T3">e</text:span>ri<text:span text:style-name="T3">a</text:span>l, que en tiempos de <text:span text:style-name="T3">la represión le había sido asignado</text:span>.</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text:span text:style-name="T3">o</text:span>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text:span text:style-name="T3">o </text:span>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text:span text:style-name="T3">rm</text:span>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text:span text:style-name="T4">hablo</text:span> de <text:span text:style-name="T4">fascistas hablo de</text:span>«<text:span text:style-name="T4">ilustrados</text:span>», <text:span text:style-name="T4">de </text:span><text:s/>«<text:span text:style-name="T4">progresistas</text:span>». <text:span text:style-name="T4">Hablo de personas </text:span>«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text:span text:style-name="T4">n</text:span>os en el poder: Y, a <text:span text:style-name="T4">propósito</text:span> (quede bien claro): ciertamente no hice un razonamiento de <text:span text:style-name="T5">común</text:span> administración, el razonamiento de costumbre... Pero hablaremos sobre esto en el siguiente parágrafo, cuyo tema será el lengua<text:span text:style-name="T4">j</text:span>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text:span text:style-name="T6">Deciamos</text:span> pues el <text:span text:style-name="T6">o</text:span>tro dia que mientras a propósito de la cuestión <text:span text:style-name="T6">del aborto</text:span> se <text:span text:style-name="T6">armó</text:span> un gran alboroto, respecto de la cuestión de la ineptitu<text:span text:style-name="T6">d</text:span>—en e<text:span text:style-name="T6">l</text:span> <text:span text:style-name="T6">l</text:span>imite de lo criminal— de los hombres de poder democristianos hubo un silencio sepulcral. O incluso se llegó a convertir mi <text:span text:style-name="T6">r</text:span>azonamiento en una reflexión corriente y aburrida sobre <text:span text:style-name="T6">el mal </text:span>go<text:span text:style-name="T6">b</text:span>ierno y el infragobierno, tal vez con una oscura alusión a la intervencion de los comunistas, esto es, a ese «compromiso histórico» que no haria mas que codificar una situación de hecho.</text:p>
      <text:p text:style-name="Standard"/>
      <text:p text:style-name="Standard">Ya ves, <text:span text:style-name="T6">G</text:span>ennariello: la mayoría de los intelectuales laicos y democraticos italianos se dan muchos humos porque se sienten <text:span text:style-name="T6">virilmente</text:span>, «dentro» de la historia: aceptan con realismo que la historia transforme las realidades y a los hombres, enteramente conven<text:span text:style-name="T6">cidos </text:span>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2">pesar</text:span><text:span text:style-name="T1"> de todo</text:span> se vaya hacia adelante. Muy a menudo tanto el indivi<text:span text:style-name="T6">d</text:span>uo como la sociedad van hacia atras o empeoran. Y en este caso la <text:span text:style-name="T6">transform</text:span>acion no debe ser aceptada; la «aceptacion realista» es en rea<text:span text:style-name="T6">l</text:span>i<text:span text:style-name="T6">d</text:span>a<text:span text:style-name="T6">d</text:span> una <text:span text:style-name="T6">m</text:span>a<text:span text:style-name="T6">n</text:span>iobra culpable para tranquilizar la propia conciencia y seguir a<text:span text:style-name="T6">d</text:span>e<text:span text:style-name="T6">l</text:span>ante. <text:span text:style-name="T6">O</text:span> sea: es lo contrario de un razonamiento, pese a que a menudo, linguisticamente, tenga el aire de serlo. </text:p>
      <text:p text:style-name="Standard"/>
      <text:p text:style-name="Standard">La <text:span text:style-name="T6">regresión y el</text:span> empeoramiento no se aceptan. Se viven, a lo sumo, con indignacion o con rabia; indignación y rabia que en este caso concreto son, contra lo que parece, profundamente racionales.</text:p>
      <text:p text:style-name="Standard"><text:span text:style-name="T6">H</text:span>ay que tener la fuerza de la critica total, del rechazo, de la denuncia desesperada e inútil.</text:p>
      <text:p text:style-name="Standard"/>
      <text:p text:style-name="Standard">Quien acepta con realismo una transformación que es regresión y degradac<text:span text:style-name="T6">i</text:span>on quiere decir que no ama a quien sufre tal regresión y degradacion, o sea a las personas de carne y hueso que le rodean. En <text:span text:style-name="T6">cambio</text:span>, quien <text:span text:style-name="T6">protesta con toda su </text:span>fuerza, <text:span text:style-name="T6">i</text:span>ncluso la sentimental, <text:span text:style-name="T6">contra s</text:span>u regresión y l<text:span text:style-name="T6">a</text:span> <text:span text:style-name="T6">degradación </text:span>qui<text:span text:style-name="T6">e</text:span>r<text:span text:style-name="T6">e</text:span> decir que ama a esas <text:span text:style-name="T6">personas </text:span>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0" text:note-class="footnote"><text:note-citation>2</text:note-citation><text:note-body><text:p text:style-name="P4"><text:span text:style-name="T6">Las siglas SID corresponden <text:s/>a los servicios secretos italianos; el escandalo aludido es el descubrimiento de la implicación de estos servicios en la realización de atentados terroristas y su colusión con la CIA, los servicios </text:span><text:span text:style-name="T7">secretos norteamericanos [N.del T]</text:span></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2" text:note-class="footnote"><text:note-citation>3</text:note-citation><text:note-body><text:p text:style-name="P5"><text:span text:style-name="T7">De Martino era el ministro del interior socialista (anterior a B. Craxi y luego desbancado en su partido por este) De Martino trató de establecer relaciones unitarias con los comunistas. Posteriormente senador vitalicio [N. del T]</text:span></text:p></text:note-body></text:note>.</text:p>
      <text:p text:style-name="Standard"/>
      <text:p text:style-name="Standard"><text:soft-page-break/>Segundo: si los hombres de poder democristianos no lo supieran todo, o casi todo, o mucho, o a<text:span text:style-name="T7">l</text:span>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P2">miedo o por astucia, no hacen ot<text:span text:style-name="T7">ra</text:span> cosa que mentir. Su lengua es la lengua de la mentira. Y puesto que su cultura es una putrefacta cultura forense y académica, monstruosamente mezclada con la cultura <text:span text:style-name="T7">tecnologica, su</text:span> lengua es, <text:span text:style-name="T7">e</text:span>n concreto, pu<text:span text:style-name="T7">ra</text:span> <text:span text:style-name="T7">teratología</text:span>. No <text:span text:style-name="T7">se</text:span> l<text:span text:style-name="T7">a </text:span>pue<text:span text:style-name="T7">d</text:span>e <text:span text:style-name="T7">oi</text:span>r. Hay que taparse las orejas.</text:p>
      <text:p text:style-name="P2"/>
      <text:p text:style-name="P2"><text:span text:style-name="T7">El primer </text:span>deber de los intelectuales, hoy, tendría que consistir <text:span text:style-name="T7">en enseñar</text:span> a <text:span text:style-name="T7">la </text:span>gente a no escuchar las monstruosidades lingüísticas <text:span text:style-name="T7">de los hombres</text:span> de poder democristianos; en gritar, a cada palabra</text:p>
      <text:p text:style-name="Standard">suya, de horror y de condena. En otras palabras: el deber de los <text:span text:style-name="T7">in</text:span>telectuales habría de consistir en desnudar todas las mentiras que a través de la prensa y sobre todo de la televisión inundan y ahogan</text:p>
      <text:p text:style-name="Standard"><text:span text:style-name="T7">ese c</text:span>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text:span text:style-name="T7">i</text:span>stianos.</text:p>
      <text:p text:style-name="Standard"/>
      <text:p text:style-name="Standard">M<text:span text:style-name="T7">i </text:span>sue<text:span text:style-name="T7">ñ</text:span>o, en nuestra relación pedagógica, querido Gennariello, consistiria en hablar napolitano. Por desgracia no sé hacerlo Me cont<text:span text:style-name="T7">e</text:span>ntare pues con un italiano que no tenga nada que ver con e<text:span text:style-name="T7">l </text:span>qu<text:span text:style-name="T7">e</text:span> <text:span text:style-name="T7">h</text:span>ablan los hombres de poder y sus igualmente poderosos oponentes. El italiano de una tradición culta y humanista- sin temor a <text:span text:style-name="T7">c</text:span>ierto «manierismo», que resulta inevitable en una relación como la</text:p>
      <text:p text:style-name="Standard">nuestra.</text:p>
      <text:p text:style-name="Standard"/>
      <text:p text:style-name="Standard">Los preambulos, pues, han terminado. La próxima vez te dibu<text:span text:style-name="T7">j</text:span>are sumariamente un esbozo del plan de nuestros trabajos —una espec<text:span text:style-name="T7">ie </text:span>de <text:span text:style-name="T7">indice </text:span>- Y <text:span text:style-name="T7">luego,</text:span>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text:p>
      <text:p text:style-name="Standard">la prepotencia de la actualidad, que tú te sentirás con derecho a</text:p>
      <text:p text:style-name="Standard">privilegiar aprovechándote de mi debilidad—, es el plan de la obra.</text:p>
      <text:p text:style-name="Standard"/>
      <text:p text:style-name="Standard">Una primera serie de capítulos estará dedicada a tus «fuentes</text:p>
      <text:p text:style-name="Standard">educativas» más próximas. Tú pensarás en seguida en tu padre, en tu</text:p>
      <text:p text:style-name="Standard">madre, en la escuela y en la televisión. Pero resulta que no es esto. Tus</text:p>
      <text:p text:style-name="Standard">fuentes educativas más inmediatas son mudas, materiales, objetuales,</text:p>
      <text:p text:style-name="Standard">inertes, meramente presentes. Hablo de los objetos, de las cosas, de</text:p>
      <text:p text:style-name="Standard">las realidades físicas que te rodean. Tendré que hacer sobre esto</text:p>
      <text:p text:style-name="Standard">observaciones que, contrariamente a lo que esperas, escocerán. Te</text:p>
      <text:p text:style-name="Standard">aseguro que el lenguaje de las cosas, del que has recibido la primera</text:p>
      <text:p text:style-name="Standard">educación, no es tan sencillo como cascar huevos. (Disculpa si hago</text:p>
      <text:p text:style-name="Standard">un poco de «manierismo», al mimar e] «habla para niños»).</text:p>
      <text:p text:style-name="Standard"/>
      <text:p text:style-name="Standard">Tras la serie de capítulos dedicados al lenguaje pedagógico de las</text:p>
      <text:p text:style-name="Standard">cosas (o mercancías, o bienes de consumo), dedicaré unalarga sección</text:p>
      <text:p text:style-name="Standard">del libro a hablarte de tus compañeros, que son, quede claro, tus</text:p>
      <text:p text:style-name="Standard">verdaderos educadores. Tus compañeros son portadores, inconscien-</text:p>
      <text:p text:style-name="Standard">tes y por ello altamente prepotentes, de valores absolutamente nue-</text:p>
      <text:p text:style-name="Standard">vos, que solamente ellos y tú vivís. Nosotros —vuestros padres—</text:p>
      <text:p text:style-name="Standard">quedamos excluidos. Esos valores, además, son intraducibles a nues-</text:p>
      <text:p text:style-name="Standard">tro lenguaje. A pesar de todo, sin embargo, trataré de hablarte de ellos</text:p>
      <text:p text:style-name="Standard">con un lenguaje paterno. Y aquí necesitaré de una cierta comprensión</text:p>
      <text:p text:style-name="Standard">o curiosidad tuyas que de algún modo son, precisamente, paternas...</text:p>
      <text:p text:style-name="Standard"/>
      <text:p text:style-name="Standard">La tercera parte de nuestro tratado serán tu padre y tu madre,</text:p>
      <text:p text:style-name="Standard">que son tus educadores oﬁciales, o incluso tus deseducadores. No</text:p>
      <text:p text:style-name="Standard">obstante, como veremos, entre su intención pedagógica a tu respec-</text:p>
      <text:p text:style-name="Standard">to y la realización de esa intención hay un diafragma cuyo espesor es</text:p>
      <text:p text:style-name="Standard">inmenso: se trata de tu relación de amor y de odio con ellos. Te</text:p>
      <text:p text:style-name="Standard">explicaré, en suma, lo que sucede en tu familia.</text:p>
      <text:p text:style-name="Standard"/>
      <text:p text:style-name="Standard">31</text:p>
      <text:p text:style-name="Standard"/>
      <text:p text:style-name="Standard"><text:s/></text:p>
      <text:p text:style-name="Standard"/>
      <text:p text:style-name="Standard"><text:s/></text:p>
      <text:p text:style-name="Standard"/>
      <text:p text:style-name="Standard">(IFNNAHIEIIU</text:p>
      <text:p text:style-name="Standard"/>
      <text:p text:style-name="Standard">Luego pasaremos a la escuela, o sea, a esc conjunto oruunlzsnivc)</text:p>
      <text:p text:style-name="Standard">y cultural que te ha deseducado por completo y que lc culticn ¡mlc mf</text:p>
      <text:p text:style-name="Standard">como un pobre idiota, humillado, degradado incluso, incapaz de</text:p>
      <text:p text:style-name="Standard">comprender, atrapado en un cepo de mezquindad mental que entre</text:p>
      <text:p text:style-name="Standard">otras cosas te angustia. La antiescuela (o seala polémica política contra</text:p>
      <text:p text:style-name="Standard">la escuela, que tú has recibido y asimilado a través de un movimiento</text:p>
      <text:p text:style-name="Standard">de cuestionamiento en estos años ya completamente depauperado y</text:p>
      <text:p text:style-name="Standard">desautorizado) no es menos deseducativa. Te impone un conformis-</text:p>
      <text:p text:style-name="Standard">mo no menos degradante y angustiante que el de la escuela.</text:p>
      <text:p text:style-name="Standard"><text:soft-page-break/></text:p>
      <text:p text:style-name="Standard">Te hablaré primero de tus maestros de primaria y luego de tus</text:p>
      <text:p text:style-name="Standard">profesores, esos duplicados de los padres y las madres, autores de tu</text:p>
      <text:p text:style-name="Standard">deseducación. (Si en cambio te ha educado alguien, sólo puede ha-</text:p>
      <text:p text:style-name="Standard">berlo hecho con su ser; no con su habla. O sea: con su amor y con su</text:p>
      <text:p text:style-name="Standard">posibilidad de amor; no es imposible que, en algún caso, el más</text:p>
      <text:p text:style-name="Standard">humilde de tus enseñantes pueda ser un hombre que no pertenezca</text:p>
      <text:p text:style-name="Standard">a la subcultura sino ala cultura.).</text:p>
      <text:p text:style-name="Standard"/>
      <text:p text:style-name="Standard">La quinta parte del tratado se dedicará a la prensa y a la televi-</text:p>
      <text:p text:style-name="Standard">sión, esos espantosos órganos pedagógicos desprovistos de cualquier</text:p>
      <text:p text:style-name="Standard">alternativa. Al respecto nada detendrá mi furor de persona por otra</text:p>
      <text:p text:style-name="Standard">parte bondadosa, como puedes ver. En resumen: hasta esa quinta</text:p>
      <text:p text:style-name="Standard">parte el objeto de nuestra serie de instrucciones pedagógicas es en</text:p>
      <text:p text:style-name="Standard">substancia la pedagogía misma. Y de esta prolongada mirada hacia</text:p>
      <text:p text:style-name="Standard">dentro cobrarán sentido las ojeadas rápidas y continuas hacia el ex-</text:p>
      <text:p text:style-name="Standard">terior. Por otra parte, como dice Barthes en uno de los aforismos de</text:p>
      <text:p text:style-name="Standard">su último y bellísimo libro (El placer del texto), probablemente «so-</text:p>
      <text:p text:style-name="Standard">mos científicos por falta de sutileza». Trataré de no ser cientifico,</text:p>
      <text:p text:style-name="Standard">aunque no pueda permitirme ser lo bastante «sutil» al tratar los dis-</text:p>
      <text:p text:style-name="Standard">tintos temas.</text:p>
      <text:p text:style-name="Standard"/>
      <text:p text:style-name="Standard">Una vez acabadas estas cinco primeras secciones empezaremos</text:p>
      <text:p text:style-name="Standard">las cinco secciones más importantes, en las cuales me extenderá sin</text:p>
      <text:p text:style-name="Standard">límite preconcebido alguno con toda la libertad de la improvisación.</text:p>
      <text:p text:style-name="Standard"/>
      <text:p text:style-name="Standard">Trataremos: primero, del sexo; segundo, del comportamiento;</text:p>
      <text:p text:style-name="Standard">tercero, de la religión; cuarto, de la política, y quinto, del arte. En</text:p>
      <text:p text:style-name="Standard">todo esto prevalecerá una actitud pragmática. O sea: te daré conse-</text:p>
      <text:p text:style-name="Standard">jos. Además doy por descontado que te divertiré. Para concluir este</text:p>
      <text:p text:style-name="Standard">«índice»: ahora caigo en que esto es en realidad un secreto entre</text:p>
      <text:p text:style-name="Standard">nosotros dos. ¡Estupendo! Ciertamente, no creo que haya nadie ——al</text:p>
      <text:p text:style-name="Standard">menos en mi mundo, en el mundo de la llamada cultura— capaz de</text:p>
      <text:p text:style-name="Standard">apreciar mínimamente la idea de compilar un tratado pedagógico</text:p>
      <text:p text:style-name="Standard">para un muchacho. Una tremenda Vulgaridad hace concebir y tomar</text:p>
      <text:p text:style-name="Standard">un tratado así como una charla total y perfectamente «legible». Pues</text:p>
      <text:p text:style-name="Standard">muy bien: en vez de dedícárselo a la sombra monstruosa de Rous-</text:p>
      <text:p text:style-name="Standard">seau, se lo dedicaremos a la desdeñosa sombra de Sade.</text:p>
      <text:p text:style-name="Standard"/>
      <text:p text:style-name="Standard">3 de abril de 1975.</text:p>
      <text:p text:style-name="Standard"/>
      <text:p text:style-name="Standard">32</text:p>
      <text:p text:style-name="Standard"/>
      <text:p text:style-name="Standard"><text:s/></text:p>
      <text:p text:style-name="Standard"/>
      <text:p text:style-name="Standard">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text:soft-page-break/>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33</text:p>
      <text:p text:style-name="Standard"/>
      <text:p text:style-name="Standard">hllslflAllllllll</text:p>
      <text:p text:style-name="Standard"/>
      <text:p text:style-name="Standard">descifrar como nuevos y LlCSCOHOCÍLlUS. Puma‘ nn m- lun PIII||(‘I‘||UHÍLI el</text:p>
      <text:p text:style-name="Standard">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Otras «lecciones de cosas» aparecieron poco después, y luego</text:p>
      <text:p text:style-name="Standard">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text:soft-page-break/>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absoluto y primario de la palabra.</text:p>
      <text:p text:style-name="Standard"/>
      <text:p text:style-name="Standard">34</text:p>
      <text:p text:style-name="Standard"/>
      <text:p text:style-name="Standard"><text:s/></text:p>
      <text:p text:style-name="Standard"/>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rainte algunas «clases» hemos de dedicamos aún al «lenguaje de las</text:p>
      <text:p text:style-name="Standard">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text:soft-page-break/>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text:soft-page-break/>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text:soft-page-break/>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text:soft-page-break/>¡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text:soft-page-break/>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text:soft-page-break/></text:p>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oft-page-break/><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text:soft-page-break/>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text:soft-page-break/>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text:soft-page-break/>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text:soft-page-break/>«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text:soft-page-break/></text:p>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text:soft-page-break/>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text:soft-page-break/>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text:soft-page-break/>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oft-page-break/><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text:soft-page-break/>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text:soft-page-break/>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text:soft-page-break/>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text:soft-page-break/>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text:soft-page-break/>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text:soft-page-break/>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text:soft-page-break/></text:p>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text:soft-page-break/></text:p>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text:soft-page-break/>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text:soft-page-break/>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ext:soft-page-break/>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text:soft-page-break/></text:p>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text:soft-page-break/>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text:soft-page-break/>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text:soft-page-break/>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text:soft-page-break/>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text:soft-page-break/>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text:soft-page-break/>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text:soft-page-break/>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text:soft-page-break/></text:p>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text:soft-page-break/></text:p>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text:soft-page-break/></text:p>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text:soft-page-break/>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text:soft-page-break/>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text:soft-page-break/>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text:soft-page-break/>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text:soft-page-break/>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text:soft-page-break/>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text:soft-page-break/>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text:soft-page-break/>«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text:soft-page-break/></text:p>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oft-page-break/><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text:soft-page-break/>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text:soft-page-break/>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text:soft-page-break/></text:p>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text:soft-page-break/>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text:soft-page-break/>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text:soft-page-break/>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text:soft-page-break/>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text:soft-page-break/>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text:soft-page-break/>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text:soft-page-break/>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text:soft-page-break/>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text:soft-page-break/>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text:soft-page-break/></text:p>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text:soft-page-break/>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text:soft-page-break/>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text:soft-page-break/></text:p>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text:soft-page-break/>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text:soft-page-break/></text:p>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text:soft-page-break/>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text:soft-page-break/></text:p>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text:soft-page-break/>«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text:soft-page-break/>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text:soft-page-break/>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text:soft-page-break/></text:p>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text:soft-page-break/>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text:soft-page-break/>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text:soft-page-break/>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text:soft-page-break/>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text:soft-page-break/></text:p>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text:soft-page-break/>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ext:soft-page-break/>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text:soft-page-break/>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text:soft-page-break/>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text:soft-page-break/></text:p>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text:soft-page-break/>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text:soft-page-break/>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text:soft-page-break/>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text:soft-page-break/>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text:soft-page-break/></text:p>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text:soft-page-break/>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text:soft-page-break/>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text:soft-page-break/>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text:soft-page-break/>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text:soft-page-break/>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text:soft-page-break/>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text:soft-page-break/>.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text:soft-page-break/>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ext:soft-page-break/>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text:soft-page-break/></text:p>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text:soft-page-break/></text:p>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text:soft-page-break/>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text:soft-page-break/>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text:soft-page-break/>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text:soft-page-break/></text:p>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text:soft-page-break/>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text:soft-page-break/>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text:soft-page-break/></text:p>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ext:soft-page-break/>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text:soft-page-break/></text:p>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text:soft-page-break/>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text:soft-page-break/></text:p>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3T23:48:43.80</dc:date>
    <meta:editing-duration>PT8M52S</meta:editing-duration>
    <meta:editing-cycles>5</meta:editing-cycles>
    <meta:generator>LibreOffice/4.0.4.2$Windows_x86 LibreOffice_project/9e9821abd0ffdbc09cd8c52eaa574fa09eb08f2</meta:generator>
    <meta:document-statistic meta:table-count="0" meta:image-count="0" meta:object-count="0" meta:page-count="127" meta:paragraph-count="4996" meta:word-count="53400" meta:character-count="315099" meta:non-whitespace-character-count="266381"/>
  </office:meta>
</office:document-meta>
</file>